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6.16pt" svg:height="573.73pt" svg:x="528.38pt" svg:y="93.37pt">
            <draw:object draw:notify-on-update-of-ranges="Sheet1.E10:Sheet1.E23 Sheet1.D10:Sheet1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s</text:p>
          </table:table-cell>
          <table:table-cell office:value-type="string" calcext:value-type="string">
            <text:p>Encoder (0-255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155" calcext:value-type="float">
            <text:p>0.115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2575" calcext:value-type="float">
            <text:p>0.0257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4837" calcext:value-type="float">
            <text:p>0.04837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0937" calcext:value-type="float">
            <text:p>0.1093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16" calcext:value-type="float">
            <text:p>0.0016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45" calcext:value-type="float">
            <text:p>0.0045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0721" calcext:value-type="float">
            <text:p>0.00721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11" calcext:value-type="float">
            <text:p>0.01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368" calcext:value-type="float">
            <text:p>0.136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236" calcext:value-type="float">
            <text:p>0.12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375" calcext:value-type="float">
            <text:p>0.13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394" calcext:value-type="float">
            <text:p>0.139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39:05.282879784</meta:creation-date>
    <meta:generator>LibreOffice/6.0.7.3$Linux_X86_64 LibreOffice_project/00m0$Build-3</meta:generator>
    <dc:date>2019-04-25T21:09:20.898694884</dc:date>
    <meta:editing-duration>PT20M4S</meta:editing-duration>
    <meta:editing-cycles>4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146cm" svg:height="20.241cm" xlink:href=".." xlink:type="simple" chart:class="chart:scatter" chart:style-name="ch1">
        <chart:legend chart:legend-position="end" svg:x="26.294cm" svg:y="9.821cm" style:legend-expansion="high" chart:style-name="ch2"/>
        <chart:plot-area chart:style-name="ch3" table:cell-range-address="Sheet1.D10:Sheet1.E23" svg:x="0.582cm" svg:y="0.404cm" svg:width="25.13cm" svg:height="19.433cm">
          <chartooo:coordinate-region svg:x="1.389cm" svg:y="0.603cm" svg:width="23.991cm" svg:height="18.5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0:Sheet1.E23" chart:class="chart:scatter">
            <chart:domain table:cell-range-address="Sheet1.D10:Sheet1.D23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D10:Sheet1.D23</svg:desc>
                </draw:g>
              </table:table-cell>
              <table:table-cell office:value-type="float" office:value="108">
                <text:p>108</text:p>
                <draw:g>
                  <svg:desc>Sheet1.E10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5">
                <text:p>0.11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75">
                <text:p>0.025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837">
                <text:p>0.048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37">
                <text:p>0.109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">
                <text:p>0.00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5">
                <text:p>0.00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21">
                <text:p>0.0072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">
                <text:p>0.0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68">
                <text:p>0.13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6">
                <text:p>0.12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75">
                <text:p>0.1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4">
                <text:p>0.139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